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5" calcext:value-type="float">
            <text:p>415</text:p>
          </table:table-cell>
          <table:table-cell table:style-name="ce7" table:formula="of:=COUNTIF([.B7:.B454];&quot;X&quot;)" office:value-type="float" office:value="350" calcext:value-type="float">
            <text:p>350</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6" calcext:value-type="float">
            <text:p>4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19:34:02.8805578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31T19:34:43.923116438</dc:date>
    <meta:editing-duration>PT14H5M36S</meta:editing-duration>
    <meta:editing-cycles>387</meta:editing-cycles>
    <meta:document-statistic meta:table-count="1" meta:cell-count="2484" meta:object-count="0"/>
  </office:meta>
</office:document-meta>
</file>